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Comic Sans MS" svg:font-family="'Comic Sans MS'" style:font-family-generic="script"/>
    <style:font-face style:name="FreeSans1" svg:font-family="FreeSans" style:font-family-generic="swiss"/>
    <style:font-face style:name="Courier 10 Pitch" svg:font-family="'Courier 10 Pitch'" style:font-pitch="fixed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699cm" fo:margin-left="-1.838cm" table:align="left"/>
    </style:style>
    <style:style style:name="Table1.A" style:family="table-column">
      <style:table-column-properties style:column-width="20.699cm"/>
    </style:style>
    <style:style style:name="Table1.1" style:family="table-row">
      <style:table-row-properties style:min-row-height="1.893cm"/>
    </style:style>
    <style:style style:name="Table1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1.2" style:family="table-row">
      <style:table-row-properties style:min-row-height="21.502cm"/>
    </style:style>
    <style:style style:name="Table1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20.699cm" fo:margin-left="-1.838cm" table:align="left"/>
    </style:style>
    <style:style style:name="Table2.A" style:family="table-column">
      <style:table-column-properties style:column-width="20.699cm"/>
    </style:style>
    <style:style style:name="Table2.1" style:family="table-row">
      <style:table-row-properties style:min-row-height="1.893cm"/>
    </style:style>
    <style:style style:name="Table2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2.2" style:family="table-row">
      <style:table-row-properties style:min-row-height="21.502cm"/>
    </style:style>
    <style:style style:name="Table2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3" style:family="table">
      <style:table-properties style:width="20.699cm" fo:margin-left="-1.838cm" table:align="left"/>
    </style:style>
    <style:style style:name="Table3.A" style:family="table-column">
      <style:table-column-properties style:column-width="20.699cm"/>
    </style:style>
    <style:style style:name="Table3.1" style:family="table-row">
      <style:table-row-properties style:min-row-height="1.893cm"/>
    </style:style>
    <style:style style:name="Table3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3.2" style:family="table-row">
      <style:table-row-properties style:min-row-height="21.502cm"/>
    </style:style>
    <style:style style:name="Table3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NanumMyeongjo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20pt" officeooo:rsid="00223edf" officeooo:paragraph-rsid="00223edf" style:font-size-asian="17.5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style:font-name="Comic Sans MS"/>
    </style:style>
    <style:style style:name="P4" style:family="paragraph" style:parent-style-name="Table_20_Contents">
      <style:paragraph-properties fo:text-align="center" style:justify-single-word="false"/>
      <style:text-properties fo:color="#ff33ff" style:font-name="Comic Sans MS" fo:font-size="72pt" officeooo:rsid="00117b2a" officeooo:paragraph-rsid="00117b2a" style:font-size-asian="72pt" style:font-size-complex="72pt"/>
    </style:style>
    <style:style style:name="P5" style:family="paragraph" style:parent-style-name="Table_20_Contents">
      <style:paragraph-properties fo:text-align="center" style:justify-single-word="false"/>
      <style:text-properties fo:color="#ff33ff" style:font-name="Comic Sans MS" fo:font-size="12pt" officeooo:rsid="0011fc62" officeooo:paragraph-rsid="0011fc62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ff33ff" style:font-name="Comic Sans MS" fo:font-size="20pt" officeooo:rsid="00223edf" officeooo:paragraph-rsid="00223edf" style:font-size-asian="17.5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color="#ff33ff" style:font-name="Comic Sans MS" fo:font-size="28pt" officeooo:rsid="002379b7" officeooo:paragraph-rsid="002379b7" style:font-size-asian="28pt" style:font-size-complex="28pt"/>
    </style:style>
    <style:style style:name="P8" style:family="paragraph" style:parent-style-name="Table_20_Contents">
      <style:paragraph-properties fo:text-align="center" style:justify-single-word="false"/>
      <style:text-properties fo:color="#ff33ff" style:font-name="Comic Sans MS" fo:font-size="15pt" fo:font-style="italic" officeooo:rsid="00223edf" officeooo:paragraph-rsid="00223edf" style:font-size-asian="15pt" style:font-style-asian="italic" style:font-size-complex="15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color="#ff33ff" style:font-name="Comic Sans MS" fo:font-size="8pt" fo:font-style="italic" officeooo:rsid="00351902" officeooo:paragraph-rsid="00351902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265334"/>
    </style:style>
    <style:style style:name="P12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</style:style>
    <style:style style:name="P13" style:family="paragraph" style:parent-style-name="Standard">
      <loext:graphic-properties draw:fill="none"/>
      <style:paragraph-properties fo:margin-left="0cm" fo:margin-right="-0.6cm" fo:text-indent="0cm" style:auto-text-indent="false" fo:break-before="page" fo:background-color="transparent"/>
      <style:text-properties officeooo:paragraph-rsid="00381cdb"/>
    </style:style>
    <style:style style:name="P14" style:family="paragraph" style:parent-style-name="Standard">
      <style:text-properties officeooo:paragraph-rsid="00381cdb"/>
    </style:style>
    <style:style style:name="P15" style:family="paragraph" style:parent-style-name="Standard">
      <style:text-properties officeooo:paragraph-rsid="0057744b"/>
    </style:style>
    <style:style style:name="P16" style:family="paragraph" style:parent-style-name="Table_20_Contents">
      <style:paragraph-properties fo:text-align="center" style:justify-single-word="false"/>
      <style:text-properties fo:color="#ff33ff" style:font-name="Comic Sans MS" fo:font-size="36pt" officeooo:rsid="00265334" officeooo:paragraph-rsid="00265334" style:font-size-asian="36pt" style:font-size-complex="36pt"/>
    </style:style>
    <style:style style:name="P17" style:family="paragraph" style:parent-style-name="Table_20_Contents">
      <style:paragraph-properties fo:text-align="center" style:justify-single-word="false"/>
      <style:text-properties fo:color="#ff33ff" style:font-name="Comic Sans MS" fo:font-size="8pt" fo:font-style="normal" officeooo:rsid="004a0ba1" officeooo:paragraph-rsid="004a0ba1" style:font-size-asian="8pt" style:font-style-asian="normal" style:font-size-complex="8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fo:color="#ff33ff" style:font-name="Comic Sans MS" fo:font-size="8pt" fo:font-style="normal" officeooo:rsid="004a0ba1" officeooo:paragraph-rsid="0057744b" style:font-size-asian="8pt" style:font-style-asian="normal" style:font-size-complex="8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color="#ff33ff" style:font-name="Comic Sans MS" fo:font-size="10pt" fo:font-style="normal" officeooo:rsid="00381cdb" officeooo:paragraph-rsid="00381cdb" style:font-size-asian="10pt" style:font-style-asian="normal" style:font-size-complex="10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color="#ff33ff" style:font-name="Comic Sans MS" fo:font-size="10pt" fo:font-style="normal" officeooo:rsid="00381cdb" officeooo:paragraph-rsid="0057744b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color="#ff33ff" style:font-name="Comic Sans MS" fo:font-size="9pt" officeooo:rsid="00112e1e" officeooo:paragraph-rsid="00381cdb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color="#ff33ff" style:font-name="Comic Sans MS" fo:font-size="9pt" officeooo:rsid="00112e1e" officeooo:paragraph-rsid="0057744b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color="#ff33ff" style:font-name="Comic Sans MS" fo:font-size="13pt" fo:font-style="normal" officeooo:rsid="00381cdb" officeooo:paragraph-rsid="00381cdb" style:font-size-asian="11.3500003814697pt" style:font-style-asian="normal" style:font-size-complex="13pt" style:font-style-complex="normal"/>
    </style:style>
    <style:style style:name="P24" style:family="paragraph" style:parent-style-name="Table_20_Contents">
      <style:text-properties style:font-name="Comic Sans MS" fo:font-size="9pt" officeooo:rsid="00112e1e" officeooo:paragraph-rsid="00112e1e" style:font-size-asian="9pt" style:font-size-complex="9pt"/>
    </style:style>
    <style:style style:name="P25" style:family="paragraph" style:parent-style-name="Table_20_Contents">
      <style:text-properties style:font-name="Comic Sans MS" fo:font-size="9pt" officeooo:rsid="00112e1e" officeooo:paragraph-rsid="00381cdb" style:font-size-asian="9pt" style:font-size-complex="9pt"/>
    </style:style>
    <style:style style:name="P26" style:family="paragraph" style:parent-style-name="Table_20_Contents">
      <style:text-properties style:font-name="Comic Sans MS" fo:font-size="9pt" officeooo:rsid="00112e1e" officeooo:paragraph-rsid="0057744b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NanumMyeongjo" officeooo:paragraph-rsid="00381cdb"/>
    </style:style>
    <style:style style:name="P28" style:family="paragraph" style:parent-style-name="Table_20_Contents">
      <style:paragraph-properties fo:text-align="center" style:justify-single-word="false"/>
      <style:text-properties style:font-name="NanumMyeongjo" officeooo:paragraph-rsid="0057744b"/>
    </style:style>
    <style:style style:name="P29" style:family="paragraph" style:parent-style-name="Table_20_Contents">
      <style:paragraph-properties fo:text-align="center" style:justify-single-word="false"/>
      <style:text-properties officeooo:paragraph-rsid="00265334"/>
    </style:style>
    <style:style style:name="P30" style:family="paragraph" style:parent-style-name="Table_20_Contents">
      <style:paragraph-properties fo:text-align="start" style:justify-single-word="false"/>
      <style:text-properties officeooo:paragraph-rsid="004a348c"/>
    </style:style>
    <style:style style:name="P31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9pt" officeooo:rsid="00112e1e" officeooo:paragraph-rsid="0057744b" style:font-size-asian="9pt" style:font-size-complex="9pt"/>
    </style:style>
    <style:style style:name="P32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9pt" officeooo:rsid="0057744b" officeooo:paragraph-rsid="0057744b" style:font-size-asian="9pt" style:font-size-complex="9pt"/>
    </style:style>
    <style:style style:name="P33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13pt" fo:font-style="normal" officeooo:rsid="00381cdb" officeooo:paragraph-rsid="0057744b" style:font-size-asian="11.3500003814697pt" style:font-style-asian="normal" style:font-size-complex="13pt" style:font-style-complex="normal"/>
    </style:style>
    <style:style style:name="P34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13pt" fo:font-style="normal" officeooo:rsid="0057744b" officeooo:paragraph-rsid="0057744b" style:font-size-asian="11.3500003814697pt" style:font-style-asian="normal" style:font-size-complex="13pt" style:font-style-complex="normal"/>
    </style:style>
    <style:style style:name="P35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10pt" fo:font-style="normal" officeooo:rsid="00381cdb" officeooo:paragraph-rsid="0057744b" style:font-size-asian="10pt" style:font-style-asian="normal" style:font-size-complex="10pt" style:font-style-complex="normal"/>
    </style:style>
    <style:style style:name="P36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10pt" fo:font-style="normal" officeooo:rsid="0057744b" officeooo:paragraph-rsid="0057744b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ff33ff" style:font-name="Comic Sans MS" fo:font-size="28pt" officeooo:rsid="0057744b" officeooo:paragraph-rsid="0057744b" style:font-size-asian="28pt" style:font-size-complex="28pt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  <style:text-properties fo:color="#ff33ff" fo:font-size="12pt"/>
    </style:style>
    <style:style style:name="P40" style:family="paragraph">
      <loext:graphic-properties draw:fill="none" draw:fill-color="#ffffff"/>
      <style:paragraph-properties fo:text-align="center"/>
      <style:text-properties fo:color="#ff33ff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fo:text-align="center"/>
      <style:text-properties fo:color="#ff33ff"/>
    </style:style>
    <style:style style:name="P42" style:family="paragraph">
      <style:paragraph-properties fo:text-align="center"/>
      <style:text-properties fo:color="#ff33ff" style:font-name="CoMIC SANS MS"/>
    </style:style>
    <style:style style:name="P43" style:family="paragraph">
      <loext:graphic-properties draw:fill="solid" draw:fill-color="#ffccff"/>
      <style:paragraph-properties fo:text-align="center"/>
      <style:text-properties fo:color="#ff33ff" style:font-name="CoMIC SANS M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66pt" officeooo:rsid="002f65ce" style:font-size-asian="66pt" style:font-size-complex="66pt"/>
    </style:style>
    <style:style style:name="T4" style:family="text">
      <style:text-properties fo:color="#ff33ff" fo:font-weight="normal" style:font-weight-asian="normal" style:font-weight-complex="normal"/>
    </style:style>
    <style:style style:name="T5" style:family="text">
      <style:text-properties fo:color="#ff33ff" fo:font-weight="normal" officeooo:rsid="0015e48e" style:font-weight-asian="normal" style:font-weight-complex="normal"/>
    </style:style>
    <style:style style:name="T6" style:family="text">
      <style:text-properties fo:color="#ff33ff" fo:font-weight="normal" officeooo:rsid="003a8f20" style:font-weight-asian="normal" style:font-weight-complex="normal"/>
    </style:style>
    <style:style style:name="T7" style:family="text">
      <style:text-properties fo:color="#ff33ff" style:font-name="Comic Sans MS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ff33ff" style:font-name="Comic Sans MS" fo:font-size="20pt" fo:font-style="italic" officeooo:rsid="00265334" style:font-size-asian="20pt" style:font-style-asian="italic" style:font-size-complex="20pt" style:font-style-complex="italic"/>
    </style:style>
    <style:style style:name="T9" style:family="text">
      <style:text-properties fo:color="#ff33ff" fo:font-size="26pt" style:font-size-asian="26pt" style:font-size-complex="26pt"/>
    </style:style>
    <style:style style:name="T10" style:family="text">
      <style:text-properties fo:color="#ff33ff" style:font-name="DejaVu Sans" fo:font-size="26pt" style:font-size-asian="26pt" style:font-size-complex="26pt"/>
    </style:style>
    <style:style style:name="T11" style:family="text">
      <style:text-properties fo:color="#ff99ff" fo:font-weight="normal" style:font-weight-asian="normal" style:font-weight-complex="normal"/>
    </style:style>
    <style:style style:name="T12" style:family="text">
      <style:text-properties officeooo:rsid="0023017e"/>
    </style:style>
    <style:style style:name="T13" style:family="text">
      <style:text-properties style:font-name="Comic Sans MS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ff00cc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00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ff00cc" fo:font-size="12pt" fo:font-style="italic" fo:font-weight="bold" officeooo:rsid="005a165e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ff00c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ff00cc" fo:font-size="26pt" fo:font-style="normal" fo:font-weight="bold" officeooo:rsid="005a165e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33ff" fo:font-size="12pt"/>
    </style:style>
    <style:style style:name="T21" style:family="text">
      <style:text-properties fo:color="#ff33ff"/>
    </style:style>
    <style:style style:name="T22" style:family="text">
      <style:text-properties fo:color="#ff33ff" fo:font-style="italic" style:font-style-asian="italic" style:font-style-complex="italic"/>
    </style:style>
    <style:style style:name="T23" style:family="text">
      <style:text-properties fo:color="#ff33ff" style:font-name="CoMIC SANS MS"/>
    </style:style>
    <style:style style:name="T24" style:family="text">
      <style:text-properties fo:color="#ff33ff" style:font-name="CoMIC SANS MS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1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_32__20_Dots_20_1_20_Dash" svg:stroke-color="#000000" draw:fill="none" draw:fill-color="#ffffff" fo:min-height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9cm" svg:stroke-color="#b2b2b2" draw:marker-start-width="0.951cm" draw:marker-end-width="0.951cm" draw:fill="solid" draw:fill-color="#ffccff" fo:min-height="1.37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<text:s text:c="6"/><text:span text:style-name="T14">LOGO</text:span> <text:s/><text:span text:style-name="T1"><text:s text:c="10"/></text:span><text:span text:style-name="T5">G</text:span><text:span text:style-name="T4">etting Started | Documentation | Download | Simulation <text:s text:c="18"/>[</text:span><text:span text:style-name="T11">Simulation @ID</text:span><text:span text:style-name="T4">] <text:s text:c="3"/></text:span><text:a xlink:type="simple" xlink:href="#Sign in" text:style-name="Internet_20_link" text:visited-style-name="Visited_20_Internet_20_Link"><text:span text:style-name="T6">Sign in</text:span></text:a><text:span text:style-name="T4"> | Sign up</text:span></text:p>
          </table:table-cell>
        </table:table-row>
        <table:table-row table:style-name="Table1.2">
          <table:table-cell table:style-name="Table1.A2" office:value-type="string">
            <text:p text:style-name="P1"/>
            <text:p text:style-name="P10"/>
            <text:p text:style-name="P10"/>
            <text:p text:style-name="P16">HEADING</text:p>
            <text:p text:style-name="P11"><text:span text:style-name="T8">heading description</text:span><text:span text:style-name="T7"> <text:s text:c="73"/></text:span><text:span text:style-name="T13"><text:s text:c="39"/></text:span><text:s/></text:p>
            <text:p text:style-name="P11"/>
            <text:p text:style-name="P2"/>
            <text:p text:style-name="P6"><text:span text:style-name="T12">MAIN </text:span>FEATURES</text:p>
            <text:p text:style-name="P8">brief introduction</text:p>
            <text:p text:style-name="P8"/>
            <text:p text:style-name="P2"><draw:frame text:anchor-type="paragraph" draw:z-index="2" draw:name="Shape1" draw:style-name="gr2" draw:text-style-name="P40" svg:width="4.029cm" svg:height="3.317cm" svg:x="0.947cm" svg:y="0.335cm"><draw:text-box><text:p text:style-name="P38"><text:span text:style-name="T21"/></text:p><text:p text:style-name="P38"><text:span text:style-name="T21"/></text:p><text:p text:style-name="P38"><text:span text:style-name="T21"><text:a xlink:href="mailto:FEATURE@1" xlink:type="simple">FEATURE@1</text:a></text:span></text:p><text:p text:style-name="P38"><text:span text:style-name="T22">description</text:span></text:p></draw:text-box></draw:frame><draw:frame text:anchor-type="paragraph" draw:z-index="3" draw:name="Shape1" draw:style-name="gr2" draw:text-style-name="P41" svg:width="4.029cm" svg:height="3.317cm" svg:x="5.897cm" svg:y="0.363cm"><draw:text-box><text:p text:style-name="P38"><text:span text:style-name="T21"/></text:p><text:p text:style-name="P38"><text:span text:style-name="T21"/></text:p><text:p text:style-name="P38"><text:span text:style-name="T21"><text:a xlink:href="mailto:FEATURE@2" xlink:type="simple">FEATURE@2</text:a></text:span></text:p><text:p text:style-name="P38"><text:span text:style-name="T22">description</text:span></text:p></draw:text-box></draw:frame><draw:frame text:anchor-type="paragraph" draw:z-index="4" draw:name="Shape1" draw:style-name="gr2" draw:text-style-name="P41" svg:width="4.029cm" svg:height="3.317cm" svg:x="10.769cm" svg:y="0.335cm"><draw:text-box><text:p text:style-name="P38"><text:span text:style-name="T21"/></text:p><text:p text:style-name="P38"><text:span text:style-name="T21"/></text:p><text:p text:style-name="P38"><text:span text:style-name="T21"><text:a xlink:href="mailto:FEATURE@3" xlink:type="simple">FEATURE@3</text:a></text:span></text:p><text:p text:style-name="P38"><text:span text:style-name="T22">description</text:span></text:p></draw:text-box></draw:frame><draw:frame text:anchor-type="paragraph" draw:z-index="5" draw:name="Shape1" draw:style-name="gr2" draw:text-style-name="P41" svg:width="4.029cm" svg:height="3.317cm" svg:x="15.524cm" svg:y="0.335cm"><draw:text-box><text:p text:style-name="P38"><text:span text:style-name="T21"/></text:p><text:p text:style-name="P38"><text:span text:style-name="T21"/></text:p><text:p text:style-name="P38"><text:span text:style-name="T21"><text:a xlink:href="mailto:FEATURE@4" xlink:type="simple">FEATURE@4</text:a></text:span></text:p><text:p text:style-name="P38"><text:span text:style-name="T22">description</text:span></text:p></draw:text-box></draw:frame></text:p>
            <text:p text:style-name="P2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0"><text:s text:c="3"/><text:span text:style-name="T9"><text:s text:c="2"/></text:span><text:a xlink:type="simple" xlink:href="#Dash board" text:style-name="Internet_20_link" text:visited-style-name="Visited_20_Internet_20_Link"><text:span text:style-name="T10">V</text:span></text:a></text:p>
            <text:p text:style-name="P3"/>
            <text:p text:style-name="P7">FAST DETAILED DESCRIPTION</text:p>
            <text:p text:style-name="P10"/>
            <text:p text:style-name="P10"/>
            <text:p text:style-name="P4"><text:span text:style-name="T2"><text:s text:c="2"/></text:span><text:bookmark-start text:name="Dash board"/><text:span text:style-name="T3">D</text:span><text:span text:style-name="T2">ash board</text:span><text:bookmark-end text:name="Dash board"/> </text:p>
            <text:p text:style-name="P5">|</text:p>
            <text:p text:style-name="P5"><draw:frame text:anchor-type="paragraph" draw:z-index="0" draw:name="Shape1" draw:style-name="gr1" draw:text-style-name="P39" svg:width="2.932cm" svg:height="1.108cm" svg:x="5.579cm" svg:y="0.217cm"><draw:text-box><text:p text:style-name="P38"><text:span text:style-name="T20">Experiments </text:span><text:span text:style-name="T20">more supported</text:span></text:p></draw:text-box></draw:frame><draw:frame text:anchor-type="paragraph" draw:z-index="1" draw:name="Shape1" draw:style-name="gr1" draw:text-style-name="P39" svg:width="2.932cm" svg:height="1.108cm" svg:x="12.017cm" svg:y="0.191cm"><draw:text-box><text:p text:style-name="P38"><text:span text:style-name="T20">Top 5: Best Methods So </text:span><text:span text:style-name="T20">Far</text:span></text:p></draw:text-box></draw:frame>|</text:p>
            <text:p text:style-name="P5">|</text:p>
            <text:p text:style-name="P5">|</text:p>
            <text:p text:style-name="P5">|</text:p>
            <text:p text:style-name="P9">#home_proto</text:p>
          </table:table-cell>
        </table:table-row>
      </table:table>
      <text:p text:style-name="P12"/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<text:s text:c="6"/><text:span text:style-name="T14">LOGO</text:span> <text:s/><text:span text:style-name="T1"><text:s text:c="10"/></text:span><text:span text:style-name="T5">G</text:span><text:span text:style-name="T4">etting Started | Documentation | Download | Simulation <text:s text:c="18"/>[</text:span><text:span text:style-name="T11">Simulation @ID</text:span><text:span text:style-name="T4">] <text:s text:c="3"/>Sign in | Sign up</text:span></text:p>
          </table:table-cell>
        </table:table-row>
        <table:table-row table:style-name="Table2.2">
          <table:table-cell table:style-name="Table2.A2" office:value-type="string">
            <text:p text:style-name="P27"/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bookmark-start text:name="Sign in"/><text:span text:style-name="T18">C</text:span><text:bookmark-end text:name="Sign in"/><text:span text:style-name="T18">upidLogo</text:span><text:span text:style-name="T19"> </text:span></text:p>
            <text:p text:style-name="P21"><text:span text:style-name="T19"/></text:p>
            <text:p text:style-name="P21"><text:span text:style-name="T19"/></text:p>
            <text:p text:style-name="P21"><text:span text:style-name="T19"/></text:p>
            <text:p text:style-name="P23">Username</text:p>
            <text:p text:style-name="P23">[ <text:s text:c="28"/>]</text:p>
            <text:p text:style-name="P23"/>
            <text:p text:style-name="P23">Password</text:p>
            <text:p text:style-name="P23">[ <text:s text:c="28"/>]</text:p>
            <text:p text:style-name="P19">Forgot Password?</text:p>
            <text:p text:style-name="P19"/>
            <text:p text:style-name="P19"/>
            <text:p text:style-name="P19"><draw:frame text:anchor-type="paragraph" draw:z-index="6" draw:name="Shape2" draw:style-name="gr3" draw:text-style-name="P43" svg:width="5.857cm" svg:height="1.576cm" svg:x="7.384cm" svg:y="0.192cm"><draw:text-box><text:p text:style-name="P42"><text:span text:style-name="T23"/></text:p><text:p text:style-name="P42"><text:span text:style-name="T24">SIGN IN</text:span></text:p></draw:text-box></draw:frame></text:p>
            <text:p text:style-name="P19"/>
            <text:p text:style-name="P19"/>
            <text:p text:style-name="P19"/>
            <text:p text:style-name="P19"/>
            <text:p text:style-name="P19">New to CupID? Create an account</text:p>
            <text:p text:style-name="P19"/>
            <text:p text:style-name="P19"/>
            <text:p text:style-name="P19">__________________________________</text:p>
            <text:p text:style-name="P17">Terms <text:s text:c="2"/>Privacy <text:s text:c="2"/>Security <text:s text:c="2"/>Contact us</text:p>
          </table:table-cell>
        </table:table-row>
      </table:table>
      <text:p text:style-name="P14"/>
      <text:p text:style-name="P14"/>
      <text:p text:style-name="P14"/>
      <text:p text:style-name="P15"><text:soft-page-break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<text:s text:c="6"/><text:span text:style-name="T14">LOGO</text:span> <text:s/><text:span text:style-name="T1"><text:s text:c="10"/></text:span><text:span text:style-name="T5">G</text:span><text:span text:style-name="T4">etting Started | Documentation | Download | Simulation <text:s text:c="18"/>[</text:span><text:span text:style-name="T11">Simulation @ID</text:span><text:span text:style-name="T4">] <text:s text:c="3"/>Sign in | Sign up</text:span></text:p>
          </table:table-cell>
        </table:table-row>
        <table:table-row table:style-name="Table3.2">
          <table:table-cell table:style-name="Table3.A2" office:value-type="string">
            <text:p text:style-name="P28"/>
            <text:p text:style-name="P22"/>
            <text:p text:style-name="P22"/>
            <text:p text:style-name="P22"/>
            <text:p text:style-name="P22"/>
            <text:p text:style-name="P37">Join Cupid</text:p>
            <text:p text:style-name="P32"><text:span text:style-name="T15">@Share your experience </text:span><text:span text:style-name="T16">B) </text:span><text:span text:style-name="T15"><text:s/></text:span></text:p>
            <text:p text:style-name="P31"><text:span text:style-name="T15"/></text:p>
            <text:p text:style-name="P22"><text:span text:style-name="T15"/></text:p>
            <text:p text:style-name="P22"><text:span text:style-name="T19"/></text:p>
            <text:p text:style-name="P31"><text:span text:style-name="T19"/></text:p>
            <text:p text:style-name="P31"><text:span text:style-name="T19"/></text:p>
            <text:p text:style-name="P31"><text:span text:style-name="T19"/></text:p>
            <text:p text:style-name="P33">Username</text:p>
            <text:p text:style-name="P33">[ <text:s text:c="28"/>]</text:p>
            <text:p text:style-name="P33"/>
            <text:p text:style-name="P34">E-mail</text:p>
            <text:p text:style-name="P34">[ <text:s text:c="28"/>]</text:p>
            <text:p text:style-name="P33"/>
            <text:p text:style-name="P33">Password</text:p>
            <text:p text:style-name="P33">[ <text:s text:c="28"/>]</text:p>
            <text:p text:style-name="P34"/>
            <text:p text:style-name="P34">University</text:p>
            <text:p text:style-name="P34">[ <text:s text:c="28"/>]</text:p>
            <text:p text:style-name="P33"/>
            <text:p text:style-name="P36"/>
            <text:p text:style-name="P35"/>
            <text:p text:style-name="P20"/>
            <text:p text:style-name="P20"><draw:frame text:anchor-type="paragraph" draw:z-index="7" draw:name="Shape2" draw:style-name="gr3" draw:text-style-name="P43" svg:width="5.857cm" svg:height="1.576cm" svg:x="3.383cm" svg:y="-0.808cm"><draw:text-box><text:p text:style-name="P42"><text:span text:style-name="T23"/></text:p><text:p text:style-name="P42"><text:span text:style-name="T24">C</text:span><text:span text:style-name="T24">r</text:span><text:span text:style-name="T24">e</text:span><text:span text:style-name="T24">a</text:span><text:span text:style-name="T24">t</text:span><text:span text:style-name="T24">e</text:span><text:span text:style-name="T24"> </text:span><text:span text:style-name="T24">a</text:span><text:span text:style-name="T24">n</text:span><text:span text:style-name="T24"> </text:span><text:span text:style-name="T24">a</text:span><text:span text:style-name="T24">c</text:span><text:span text:style-name="T24">c</text:span><text:span text:style-name="T24">o</text:span><text:span text:style-name="T24">u</text:span><text:span text:style-name="T24">n</text:span><text:span text:style-name="T24">t</text:span></text:p></draw:text-box></draw:frame></text:p>
            <text:p text:style-name="P20"/>
            <text:p text:style-name="P18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Comic Sans MS" svg:font-family="'Comic Sans MS'" style:font-family-generic="script"/>
    <style:font-face style:name="FreeSans1" svg:font-family="FreeSans" style:font-family-generic="swiss"/>
    <style:font-face style:name="Courier 10 Pitch" svg:font-family="'Courier 10 Pitch'" style:font-pitch="fixed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5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8:40:33.204043764</meta:creation-date>
    <dc:date>2016-08-25T19:53:22.214955341</dc:date>
    <meta:editing-duration>PT1H11S</meta:editing-duration>
    <meta:editing-cycles>55</meta:editing-cycles>
    <meta:generator>LibreOffice/5.1.4.2$Linux_X86_64 LibreOffice_project/10m0$Build-2</meta:generator>
    <meta:document-statistic meta:table-count="3" meta:image-count="0" meta:object-count="0" meta:page-count="3" meta:paragraph-count="35" meta:word-count="106" meta:character-count="1031" meta:non-whitespace-character-count="547"/>
  </office:meta>
</office:document-meta>
</file>